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e74" officeooo:paragraph-rsid="001f3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bot-fit</text:p>
      <text:p text:style-name="P1"/>
      <text:p text:style-name="P1">Use this token to access the HTTP API:</text:p>
      <text:p text:style-name="P1">1585328538:AAGgkBmeQxGIFgtFtkUTrn_FAS2yFiOdeM8</text:p>
      <text:p text:style-name="P1">Keep your token secure and store it safely, it can be used by anyone to control your 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08:53:55.510324050</meta:creation-date>
    <dc:date>2021-01-23T08:57:34.223198670</dc:date>
    <meta:editing-duration>PT3M39S</meta:editing-duration>
    <meta:editing-cycles>1</meta:editing-cycles>
    <meta:document-statistic meta:table-count="0" meta:image-count="0" meta:object-count="0" meta:page-count="1" meta:paragraph-count="4" meta:word-count="28" meta:character-count="184" meta:non-whitespace-character-count="160"/>
    <meta:generator>LibreOffice/5.1.6.2$Linux_X86_64 LibreOffice_project/10m0$Build-2</meta:generator>
  </office:meta>
</office:document-meta>
</file>